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4.5208in"/>
    </style:style>
    <style:style style:name="Table1.B" style:family="table-column">
      <style:table-column-properties style:column-width="2.406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6pt" style:font-size-asian="5.25pt" style:font-size-complex="6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tyle="italic" fo:font-weight="normal" style:font-style-asian="italic" style:font-weight-asian="normal" style:font-style-complex="italic" style:font-weight-complex="normal"/>
    </style:style>
    <style:style style:name="P16" style:family="paragraph" style:parent-style-name="Standard" style:list-style-name="L2">
      <style:text-properties fo:font-style="italic" style:font-style-asian="italic" style:font-style-complex="italic"/>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text-properties fo:font-weight="bold" style:font-weight-asian="bold" style:font-weight-complex="bold"/>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Standard">
      <style:paragraph-properties fo:break-before="page"/>
      <style:text-properties fo:font-weight="normal" style:font-weight-asian="normal" style:font-weight-complex="normal"/>
    </style:style>
    <style:style style:name="P23" style:family="paragraph" style:parent-style-name="Table_20_Contents">
      <style:text-properties fo:font-style="italic" style:font-style-asian="italic" style:font-style-complex="italic"/>
    </style:style>
    <style:style style:name="P24" style:family="paragraph">
      <style:paragraph-properties fo:text-align="center"/>
    </style:style>
    <style:style style:name="P25" style:family="paragraph">
      <style:paragraph-properties fo:text-align="center"/>
      <style:text-properties style:use-window-font-color="tru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99284c" fo:font-style="normal" fo:font-weight="bold" fo:background-color="transparent" style:font-style-asian="normal" style:font-weight-asian="bold" style:font-style-complex="normal" style:font-weight-complex="bold"/>
    </style:style>
    <style:style style:name="T9" style:family="text">
      <style:text-properties fo:color="#808019" fo:font-style="normal" fo:font-weight="bold" style:font-style-asian="normal" style:font-weight-asian="bold" style:font-style-complex="normal" style:font-weight-complex="bold"/>
    </style:style>
    <style:style style:name="T10" style:family="text">
      <style:text-properties style:use-window-font-color="true"/>
    </style:style>
    <style:style style:name="T11" style:family="text">
      <style:text-properties fo:font-size="10pt" fo:font-style="italic" style:font-size-asian="10pt" style:font-style-asian="italic" style:font-size-complex="10pt" style:font-style-complex="italic"/>
    </style:style>
    <style:style style:name="fr1" style:family="graphic" style:parent-style-name="Formula">
      <style:graphic-properties style:run-through="foreground" style:wrap="none" style:vertical-pos="from-top" style:vertical-rel="paragraph" style:horizontal-pos="center"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9999ff"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text:p>
      <text:p text:style-name="P3"/>
      <text:p text:style-name="P3"><text:tab/>The class implementing in-order traversal maintains two fields: root, which is the root node of the binary tree to be traversed; and stack, which is used to manage the correct ordering of node traversal. The root is provided to the traverser at the time the object is instantiated; </text:p>
      <text:p text:style-name="P1"><text:span text:style-name="T7"><text:tab/>InorderTraversal responds to two messages, following the Generator interface. These are </text:span><text:span text:style-name="T2">first</text:span><text:span text:style-name="T5">, which returns the lowest item in the sequence, and </text:span><text:span text:style-name="T2">next, </text:span><text:span text:style-name="T5">which returns the lowest item not yet returned by either </text:span><text:span text:style-name="T2">first</text:span><text:span text:style-name="T5"> or </text:span><text:span text:style-name="T2">next</text:span><text:span text:style-name="T5"> since the most recent </text:span><text:span text:style-name="T2">first</text:span><text:span text:style-name="T5"> call. Additionally, an internal message, </text:span><text:span text:style-name="T2">doStack</text:span><text:span text:style-name="T5">, is used to manage the ordering of elements.</text:span></text:p>
      <text:p text:style-name="P12"><text:tab/>In-order traversal can be understood as requiring both that any given node's left descendants be returned before the node itself, and that its right descendants be returned after the node itself.</text:p>
      <text:p text:style-name="P12"/>
      <text:p text:style-name="P2">first:</text:p>
      <text:p text:style-name="P1"><text:tab/></text:p>
      <text:p text:style-name="P1"><text:tab/><text:span text:style-name="T7">Clears the stack. </text:span><text:span text:style-name="T2">This ensures that the sequence gets a “fresh start”</text:span></text:p>
      <text:p text:style-name="P1"><text:span text:style-name="T2"><text:tab/></text:span><text:span text:style-name="T5">Calls </text:span><text:span text:style-name="T2">doStack</text:span><text:span text:style-name="T5"> on the root. </text:span><text:span text:style-name="T2">The doStack call will ensure that the left-most child is at the top of the stack. </text:span></text:p>
      <text:p text:style-name="P1"><text:span text:style-name="T2"><text:tab/></text:span><text:span text:style-name="T5">Calls and returns the value from </text:span><text:span text:style-name="T2">next. At this point, the stack is in a good initial state, so first can simply function like next.</text:span></text:p>
      <text:p text:style-name="P2"/>
      <text:p text:style-name="P2">next:</text:p>
      <text:p text:style-name="P1"/>
      <text:p text:style-name="P1"><text:tab/><text:span text:style-name="T7">If the stack is empty, returns nil. </text:span><text:span text:style-name="T2">This terminates the sequence after all nodes are exhausted. Note that the stack will have been populated by first and/or other next calls before this happens.</text:span></text:p>
      <text:p text:style-name="P1"><text:span text:style-name="T2"><text:tab/></text:span><text:span text:style-name="T5">Otherwise, pops a node from the stack. </text:span><text:span text:style-name="T2">Both first &amp; next make sure that, at any given point, an appropriate next return value is on top of the stack.</text:span></text:p>
      <text:p text:style-name="P1"><text:span text:style-name="T5"><text:tab/>Then, calls </text:span><text:span text:style-name="T2">doStack</text:span><text:span text:style-name="T5"> on that node's right child. </text:span><text:span text:style-name="T2">This ensures that the node's right descendants get into the stack before any parent of the node below it in the stack gets reached.</text:span><text:span text:style-name="T5"> </text:span><text:span text:style-name="T2">Note that doStack functions as a no-op if given a nil argument, so it is no problem if the node has no right child.</text:span></text:p>
      <text:p text:style-name="P1"><text:tab/><text:span text:style-name="T7">Finally, returns the node.</text:span></text:p>
      <text:p text:style-name="P3"/>
      <text:p text:style-name="P2">doStack:</text:p>
      <text:p text:style-name="P1"/>
      <text:p text:style-name="P4"><text:tab/><text:span text:style-name="T7">Does nothing if the argument is nil. </text:span><text:span text:style-name="T2">This serves both to end doStack's recursive step, and to ignore any attempts to queue non-existent left/right children.</text:span></text:p>
      <text:p text:style-name="P4"><text:span text:style-name="T7"><text:tab/>Otherwise, pushes the node on to the stack. </text:span><text:span text:style-name="T2">This ensures that the node will get popped &amp; returned at some later point.</text:span></text:p>
      <text:p text:style-name="P4"><text:span text:style-name="T2"><text:tab/></text:span><text:span text:style-name="T7">Then, issues another </text:span><text:span text:style-name="T2">doStack </text:span><text:span text:style-name="T7">on the node's left child. </text:span><text:span text:style-name="T2">This will place any left children higher on the stack, ensuring that they get popped first.</text:span></text:p>
      <text:p text:style-name="P2"/>
      <text:p text:style-name="P1"/>
      <text:p text:style-name="P5">Pictorial Explanation.</text:p>
      <text:p text:style-name="P1"/>
      <text:p text:style-name="P3"><text:tab/>In practical terms, the success of this implementation is <text:span text:style-name="T3">dependent on the ability to view any given node as a binary tree in and of itself. The </text:span><text:span text:style-name="T1">doStack </text:span><text:span text:style-name="T3">method can then be defined with the goal of leaving the generator in a state where subsequent </text:span><text:span text:style-name="T1">next </text:span><text:span text:style-name="T3">calls will traverse a specific sub-tree in a specific order. This permits the simple base case – where a node has no left child and is the next item to visit via in-order traversal – to be implemented, and for </text:span><text:span text:style-name="T1">doStack </text:span><text:span text:style-name="T3">to then be used recursively to handle the other cases (preparing left children for visitation beforehand; preparing right children for visitation afterward.)</text:span></text:p>
      <text:p text:style-name="P12"><text:tab/>Consider the following tree:</text:p>
      <text:p text:style-name="P12"><draw:ellipse text:anchor-type="paragraph" draw:z-index="1" draw:style-name="gr1" draw:text-style-name="P24" svg:width="0.2398in" svg:height="0.2189in" svg:x="2.702in" svg:y="0.1665in"><text:p text:style-name="P24">a</text:p></draw:ellipse><text:tab/></text:p>
      <text:p text:style-name="P12"/>
      <text:p text:style-name="P12"><draw:line text:anchor-type="paragraph" draw:z-index="9" draw:style-name="gr2" draw:text-style-name="P24" svg:x1="2.7024in" svg:y1="0.002in" svg:x2="1.9626in" svg:y2="0.3039in"><text:p/></draw:line><draw:line text:anchor-type="paragraph" draw:z-index="10" draw:style-name="gr2" draw:text-style-name="P24" svg:x1="2.9417in" svg:y1="0.002in" svg:x2="3.7437in" svg:y2="0.3146in"><text:p/></draw:line></text:p>
      <text:p text:style-name="P12"><draw:ellipse text:anchor-type="paragraph" draw:z-index="3" draw:style-name="gr1" draw:text-style-name="P24" svg:width="0.2398in" svg:height="0.2295in" svg:x="3.7437in" svg:y="0.05in"><text:p text:style-name="P24">c</text:p></draw:ellipse><draw:ellipse text:anchor-type="paragraph" draw:z-index="2" draw:style-name="gr1" draw:text-style-name="P24" svg:width="0.2398in" svg:height="0.2295in" svg:x="1.7228in" svg:y="0.05in"><text:p text:style-name="P24">b</text:p></draw:ellipse></text:p>
      <text:p text:style-name="P12"><draw:line text:anchor-type="paragraph" draw:z-index="11" draw:style-name="gr2" draw:text-style-name="P24" svg:x1="1.3165in" svg:y1="0.3476in" svg:x2="1.7748in" svg:y2="0.0874in"><text:p/></draw:line><draw:line text:anchor-type="paragraph" draw:z-index="13" draw:style-name="gr2" draw:text-style-name="P24" svg:x1="2.3063in" svg:y1="0.3476in" svg:x2="1.9626in" svg:y2="0.0874in"><text:p/></draw:line></text:p>
      <text:p text:style-name="P12"><draw:ellipse text:anchor-type="paragraph" draw:z-index="4" draw:style-name="gr1" draw:text-style-name="P24" svg:width="0.2398in" svg:height="0.2189in" svg:x="1.0772in" svg:y="0.1563in"><text:p text:style-name="P24">d</text:p></draw:ellipse><draw:ellipse text:anchor-type="paragraph" draw:z-index="5" draw:style-name="gr1" draw:text-style-name="P24" svg:width="0.2398in" svg:height="0.2295in" svg:x="2.3063in" svg:y="0.1563in"><text:p text:style-name="P24">e</text:p></draw:ellipse></text:p>
      <text:p text:style-name="P12"><draw:line text:anchor-type="paragraph" draw:z-index="12" draw:style-name="gr2" draw:text-style-name="P24" svg:x1="1.2437in" svg:y1="0.1835in" svg:x2="1.452in" svg:y2="0.3898in"><text:p/></draw:line></text:p>
      <text:p text:style-name="P12"><draw:ellipse text:anchor-type="paragraph" draw:z-index="6" draw:style-name="gr1" draw:text-style-name="P24" svg:width="0.2398in" svg:height="0.2295in" svg:x="2.0354in" svg:y="0.1791in"><text:p text:style-name="P24">g</text:p></draw:ellipse><draw:ellipse text:anchor-type="paragraph" draw:z-index="7" draw:style-name="gr1" draw:text-style-name="P24" svg:width="0.2398in" svg:height="0.2295in" svg:x="2.65in" svg:y="0.1772in"><text:p text:style-name="P24">h</text:p></draw:ellipse><draw:line text:anchor-type="paragraph" draw:z-index="14" draw:style-name="gr2" draw:text-style-name="P24" svg:x1="2.1811in" svg:y1="0.1791in" svg:x2="2.4102in" svg:y2="0.002in"><text:p/></draw:line><draw:line text:anchor-type="paragraph" draw:z-index="15" draw:style-name="gr2" draw:text-style-name="P24" svg:x1="2.7228in" svg:y1="0.1772in" svg:x2="2.5457in" svg:y2="0.002in"><text:p/></draw:line></text:p>
      <text:p text:style-name="P12"><draw:ellipse text:anchor-type="paragraph" draw:z-index="8" draw:style-name="gr1" draw:text-style-name="P24" svg:width="0.2398in" svg:height="0.2295in" svg:x="1.452in" svg:y="0.0063in"><text:p text:style-name="P24">f</text:p></draw:ellipse></text:p>
      <text:p text:style-name="P12"/>
      <text:p text:style-name="P3"><text:span text:style-name="T3"><text:tab/>This may be considered as a tree </text:span><text:span text:style-name="T1">a </text:span><text:span text:style-name="T3">with two sub-trees </text:span><text:span text:style-name="T1">b </text:span><text:span text:style-name="T3">and </text:span><text:span text:style-name="T1">c</text:span><text:span text:style-name="T3">:</text:span></text:p>
      <text:p text:style-name="P12"><draw:ellipse text:anchor-type="paragraph" draw:z-index="69" draw:style-name="gr1" draw:text-style-name="P24" svg:width="0.2398in" svg:height="0.2189in" svg:x="2.702in" svg:y="0.1665in"><text:p text:style-name="P24">a</text:p></draw:ellipse><text:tab/></text:p>
      <text:p text:style-name="P12"/>
      <text:p text:style-name="P12"><draw:line text:anchor-type="paragraph" draw:z-index="72" draw:style-name="gr2" draw:text-style-name="P24" svg:x1="2.7024in" svg:y1="0.002in" svg:x2="1.9626in" svg:y2="0.3039in"><text:p/></draw:line><draw:line text:anchor-type="paragraph" draw:z-index="73" draw:style-name="gr2" draw:text-style-name="P24" svg:x1="2.9417in" svg:y1="0.002in" svg:x2="3.7437in" svg:y2="0.3146in"><text:p/></draw:line></text:p>
      <text:p text:style-name="P12"><draw:ellipse text:anchor-type="paragraph" draw:z-index="70" draw:style-name="gr1" draw:text-style-name="P24" svg:width="0.2398in" svg:height="0.2295in" svg:x="1.7228in" svg:y="0.05in"><text:p text:style-name="P24">b</text:p></draw:ellipse><draw:ellipse text:anchor-type="paragraph" draw:z-index="71" draw:style-name="gr1" draw:text-style-name="P24" svg:width="0.2398in" svg:height="0.2295in" svg:x="3.7437in" svg:y="0.05in"><text:p text:style-name="P24">c</text:p></draw:ellipse><draw:line text:anchor-type="paragraph" draw:z-index="75" draw:style-name="gr7" draw:text-style-name="P24" svg:x1="2.3689in" svg:y1="0.4165in" svg:x2="1.9626in" svg:y2="0.1854in"><text:p/></draw:line></text:p>
      <text:p text:style-name="P12"><draw:line text:anchor-type="paragraph" draw:z-index="74" draw:style-name="gr7" draw:text-style-name="P24" svg:x1="1.7228in" svg:y1="0.0272in" svg:x2="1.2646in" svg:y2="0.2252in"><text:p/></draw:line><draw:line text:anchor-type="paragraph" draw:z-index="76" draw:style-name="gr7" draw:text-style-name="P24" svg:x1="3.7437in" svg:y1="0.0272in" svg:x2="3.3374in" svg:y2="0.1728in"><text:p/></draw:line><draw:line text:anchor-type="paragraph" draw:z-index="77" draw:style-name="gr7" draw:text-style-name="P24" svg:x1="4.2854in" svg:y1="0.2043in" svg:x2="3.9835in" svg:y2="0.0354in"><text:p/></draw:line></text:p>
      <text:p text:style-name="P12"/>
      <text:p text:style-name="P3"><text:span text:style-name="T3"><text:tab/>In this simpler form, the goal to handle tree </text:span><text:span text:style-name="T1">b </text:span><text:span text:style-name="T3">before node </text:span><text:span text:style-name="T1">a. </text:span><text:span text:style-name="T3">Since nodes are handled top down on the stack, this is achieved by pushing tree </text:span><text:span text:style-name="T1">b </text:span><text:span text:style-name="T3">onto the stack after node </text:span><text:span text:style-name="T1">a. </text:span><text:span text:style-name="T3">This appears in the </text:span><text:span text:style-name="T1">doStack </text:span><text:span text:style-name="T3">call for </text:span><text:span text:style-name="T1">a: </text:span><text:span text:style-name="T3">The node </text:span><text:span text:style-name="T1">a </text:span><text:span text:style-name="T3">is pushed explicitly to the stack, and then the subtree </text:span><text:span text:style-name="T1">b </text:span><text:span text:style-name="T3">is pushed by an explicit </text:span><text:span text:style-name="T1">doStack </text:span><text:span text:style-name="T3">call. </text:span></text:p>
      <text:p text:style-name="P3"><text:span text:style-name="T3"><text:tab/>At this point, the stack appears as (note that b's children are assumed to be stacked appropriately; </text:span><text:span text:style-name="T8">nodes on the stack</text:span><text:span text:style-name="T3"> after </text:span><text:span text:style-name="T1">doStack a</text:span><text:span text:style-name="T3"> are colored red</text:span><text:bookmark-start text:name="__DdeLink__3114_802961310"/><text:span text:style-name="T3">):</text:span></text:p>
      <text:p text:style-name="P12"><draw:ellipse text:anchor-type="paragraph" draw:z-index="78" draw:style-name="gr5" draw:text-style-name="P24" svg:width="0.2398in" svg:height="0.2189in" svg:x="2.702in" svg:y="0.1665in"><text:p text:style-name="P24">a</text:p></draw:ellipse><text:tab/></text:p>
      <text:p text:style-name="P12"/>
      <text:p text:style-name="P12"><draw:line text:anchor-type="paragraph" draw:z-index="81" draw:style-name="gr2" draw:text-style-name="P24" svg:x1="2.7024in" svg:y1="0.002in" svg:x2="1.9626in" svg:y2="0.3039in"><text:p/></draw:line><draw:line text:anchor-type="paragraph" draw:z-index="82" draw:style-name="gr2" draw:text-style-name="P24" svg:x1="2.9417in" svg:y1="0.002in" svg:x2="3.7437in" svg:y2="0.3146in"><text:p/></draw:line><draw:frame text:anchor-type="paragraph" draw:z-index="92" draw:style-name="gr8" svg:width="1.3335in" svg:height="0.1925in" svg:x="4.6917in" svg:y="0.0161in"><draw:text-box><text:p>Stack: <text:span text:style-name="T11">(bottom...top)</text:span></text:p></draw:text-box></draw:frame></text:p>
      <text:p text:style-name="P12"><draw:ellipse text:anchor-type="paragraph" draw:z-index="79" draw:style-name="gr5" draw:text-style-name="P24" svg:width="0.2398in" svg:height="0.2295in" svg:x="1.7228in" svg:y="0.05in"><text:p text:style-name="P24">b</text:p></draw:ellipse><draw:ellipse text:anchor-type="paragraph" draw:z-index="80" draw:style-name="gr1" draw:text-style-name="P24" svg:width="0.2398in" svg:height="0.2295in" svg:x="3.7437in" svg:y="0.05in"><text:p text:style-name="P24">c</text:p></draw:ellipse><draw:line text:anchor-type="paragraph" draw:z-index="84" draw:style-name="gr7" draw:text-style-name="P24" svg:x1="2.3689in" svg:y1="0.4165in" svg:x2="1.9626in" svg:y2="0.1854in"><text:p/></draw:line><draw:rect text:anchor-type="paragraph" draw:z-index="89" draw:style-name="gr1" draw:text-style-name="P24" svg:width="0.3961in" svg:height="0.3441in" svg:x="4.6083in" svg:y="0.0165in"><text:p text:style-name="P24">a</text:p></draw:rect><draw:rect text:anchor-type="paragraph" draw:z-index="90" draw:style-name="gr1" draw:text-style-name="P24" svg:width="0.3961in" svg:height="0.3441in" svg:x="5.1398in" svg:y="0.0165in"><text:p text:style-name="P24">b</text:p></draw:rect><draw:rect text:anchor-type="paragraph" draw:z-index="91" draw:style-name="gr1" draw:text-style-name="P24" svg:width="0.3961in" svg:height="0.3441in" svg:x="5.6917in" svg:y="0.0165in"><text:p text:style-name="P24">...</text:p></draw:rect></text:p>
      <text:p text:style-name="P12"><draw:line text:anchor-type="paragraph" draw:z-index="83" draw:style-name="gr7" draw:text-style-name="P24" svg:x1="1.7228in" svg:y1="0.0272in" svg:x2="1.2646in" svg:y2="0.2252in"><text:p/></draw:line><draw:line text:anchor-type="paragraph" draw:z-index="85" draw:style-name="gr7" draw:text-style-name="P24" svg:x1="3.7437in" svg:y1="0.0272in" svg:x2="3.3374in" svg:y2="0.1728in"><text:p/></draw:line><draw:line text:anchor-type="paragraph" draw:z-index="86" draw:style-name="gr7" draw:text-style-name="P24" svg:x1="4.2854in" svg:y1="0.2043in" svg:x2="3.9835in" svg:y2="0.0354in"><text:p/></draw:line></text:p>
      <text:p text:style-name="P12"/>
      <text:p text:style-name="P3"><text:span text:style-name="T3"><text:tab/>Subsequent </text:span><text:span text:style-name="T1">next </text:span><text:span text:style-name="T3">calls will pop and return nodes involved in sub-tree </text:span><text:span text:style-name="T1">b</text:span><text:span text:style-name="T3">, </text:span><text:bookmark-end text:name="__DdeLink__3114_802961310"/><text:span text:style-name="T3">until that sub-tree is exhausted. (We assume these are in the correct order; this assumption is verified once </text:span><text:span text:style-name="T1">a </text:span><text:span text:style-name="T3">and its sub-trees are shown to be handled in the correct order, as each sub-tree is stacked and returned in the same manner as </text:span><text:span text:style-name="T1">a</text:span><text:span text:style-name="T3">.) </text:span></text:p>
      <text:p text:style-name="P3"><text:span text:style-name="T3"><text:tab/></text:span></text:p>
      <text:p text:style-name="P22"><text:span text:style-name="T3"><text:tab/>At this point, sub-tree </text:span><text:span text:style-name="T1">a </text:span><text:span text:style-name="T3">is on top of the stack <text:s/>(</text:span><text:span text:style-name="T9">nodes that have been returned</text:span><text:span text:style-name="T3"> are in yellow):</text:span></text:p>
      <text:p text:style-name="P12"><draw:ellipse text:anchor-type="paragraph" draw:z-index="93" draw:style-name="gr5" draw:text-style-name="P24" svg:width="0.2398in" svg:height="0.2189in" svg:x="2.702in" svg:y="0.1665in"><text:p text:style-name="P24">a</text:p></draw:ellipse><text:tab/></text:p>
      <text:p text:style-name="P12"/>
      <text:p text:style-name="P12"><draw:line text:anchor-type="paragraph" draw:z-index="96" draw:style-name="gr2" draw:text-style-name="P24" svg:x1="2.7024in" svg:y1="0.002in" svg:x2="1.9626in" svg:y2="0.3039in"><text:p/></draw:line><draw:line text:anchor-type="paragraph" draw:z-index="97" draw:style-name="gr2" draw:text-style-name="P24" svg:x1="2.9417in" svg:y1="0.002in" svg:x2="3.7437in" svg:y2="0.3146in"><text:p/></draw:line><draw:frame text:anchor-type="paragraph" draw:z-index="103" draw:style-name="gr8" svg:width="1.3335in" svg:height="0.1925in" svg:x="4.6917in" svg:y="0.0161in"><draw:text-box><text:p>Stack: <text:span text:style-name="T11">(bottom...top)</text:span></text:p></draw:text-box></draw:frame></text:p>
      <text:p text:style-name="P12"><draw:ellipse text:anchor-type="paragraph" draw:z-index="94" draw:style-name="gr6" draw:text-style-name="P24" svg:width="0.2398in" svg:height="0.2295in" svg:x="1.7228in" svg:y="0.05in"><text:p text:style-name="P24">b</text:p></draw:ellipse><draw:ellipse text:anchor-type="paragraph" draw:z-index="95" draw:style-name="gr1" draw:text-style-name="P24" svg:width="0.2398in" svg:height="0.2295in" svg:x="3.7437in" svg:y="0.05in"><text:p text:style-name="P24">c</text:p></draw:ellipse><draw:line text:anchor-type="paragraph" draw:z-index="99" draw:style-name="gr7" draw:text-style-name="P24" svg:x1="2.3689in" svg:y1="0.4165in" svg:x2="1.9626in" svg:y2="0.1854in"><text:p/></draw:line><draw:rect text:anchor-type="paragraph" draw:z-index="102" draw:style-name="gr1" draw:text-style-name="P24" svg:width="0.3961in" svg:height="0.3441in" svg:x="4.6083in" svg:y="0.0165in"><text:p text:style-name="P24">a</text:p></draw:rect></text:p>
      <text:p text:style-name="P12"><draw:line text:anchor-type="paragraph" draw:z-index="98" draw:style-name="gr7" draw:text-style-name="P24" svg:x1="1.7228in" svg:y1="0.0272in" svg:x2="1.2646in" svg:y2="0.2252in"><text:p/></draw:line><draw:line text:anchor-type="paragraph" draw:z-index="100" draw:style-name="gr7" draw:text-style-name="P24" svg:x1="3.7437in" svg:y1="0.0272in" svg:x2="3.3374in" svg:y2="0.1728in"><text:p/></draw:line><draw:line text:anchor-type="paragraph" draw:z-index="101" draw:style-name="gr7" draw:text-style-name="P24" svg:x1="4.2854in" svg:y1="0.2043in" svg:x2="3.9835in" svg:y2="0.0354in"><text:p/></draw:line></text:p>
      <text:p text:style-name="P12"/>
      <text:p text:style-name="P3"><text:span text:style-name="T3"><text:tab/>In this state, a </text:span><text:span text:style-name="T1">next </text:span><text:span text:style-name="T3">call will encounter and return </text:span><text:span text:style-name="T1">a</text:span><text:span text:style-name="T3">. Before returning, it will also invoke the </text:span><text:span text:style-name="T1">doStack</text:span><text:span text:style-name="T3"> method on sub-tree</text:span><text:span text:style-name="T1"> c. </text:span><text:span text:style-name="T3">This will add any necessary nodes from sub-tree </text:span><text:span text:style-name="T1">c </text:span><text:span text:style-name="T3">to the stack, with </text:span><text:span text:style-name="T1">c </text:span><text:span text:style-name="T3">at the bottom, in the same manner as </text:span><text:span text:style-name="T1">a</text:span><text:span text:style-name="T3">.</text:span></text:p>
      <text:p text:style-name="P12"><draw:ellipse text:anchor-type="paragraph" draw:z-index="104" draw:style-name="gr6" draw:text-style-name="P24" svg:width="0.2398in" svg:height="0.2189in" svg:x="2.702in" svg:y="0.1665in"><text:p text:style-name="P24">a</text:p></draw:ellipse><text:tab/></text:p>
      <text:p text:style-name="P12"/>
      <text:p text:style-name="P12"><draw:line text:anchor-type="paragraph" draw:z-index="107" draw:style-name="gr2" draw:text-style-name="P24" svg:x1="2.7024in" svg:y1="0.002in" svg:x2="1.9626in" svg:y2="0.3039in"><text:p/></draw:line><draw:line text:anchor-type="paragraph" draw:z-index="108" draw:style-name="gr2" draw:text-style-name="P24" svg:x1="2.9417in" svg:y1="0.002in" svg:x2="3.7437in" svg:y2="0.3146in"><text:p/></draw:line><draw:frame text:anchor-type="paragraph" draw:z-index="114" draw:style-name="gr8" svg:width="1.3335in" svg:height="0.1925in" svg:x="4.6917in" svg:y="0.0161in"><draw:text-box><text:p>Stack: <text:span text:style-name="T11">(bottom...top)</text:span></text:p></draw:text-box></draw:frame></text:p>
      <text:p text:style-name="P12"><draw:ellipse text:anchor-type="paragraph" draw:z-index="105" draw:style-name="gr6" draw:text-style-name="P24" svg:width="0.2398in" svg:height="0.2295in" svg:x="1.7228in" svg:y="0.05in"><text:p text:style-name="P24">b</text:p></draw:ellipse><draw:ellipse text:anchor-type="paragraph" draw:z-index="106" draw:style-name="gr5" draw:text-style-name="P24" svg:width="0.2398in" svg:height="0.2295in" svg:x="3.7437in" svg:y="0.05in"><text:p text:style-name="P24">c</text:p></draw:ellipse><draw:line text:anchor-type="paragraph" draw:z-index="110" draw:style-name="gr7" draw:text-style-name="P24" svg:x1="2.3689in" svg:y1="0.4165in" svg:x2="1.9626in" svg:y2="0.1854in"><text:p/></draw:line><draw:rect text:anchor-type="paragraph" draw:z-index="113" draw:style-name="gr1" draw:text-style-name="P24" svg:width="0.3961in" svg:height="0.3441in" svg:x="4.6083in" svg:y="0.0165in"><text:p text:style-name="P24">c</text:p></draw:rect><draw:rect text:anchor-type="paragraph" draw:z-index="115" draw:style-name="gr1" draw:text-style-name="P24" svg:width="0.3961in" svg:height="0.3441in" svg:x="5.1189in" svg:y="0.0165in"><text:p text:style-name="P24">...</text:p></draw:rect></text:p>
      <text:p text:style-name="P12"><draw:line text:anchor-type="paragraph" draw:z-index="109" draw:style-name="gr7" draw:text-style-name="P24" svg:x1="1.7228in" svg:y1="0.0272in" svg:x2="1.2646in" svg:y2="0.2252in"><text:p/></draw:line><draw:line text:anchor-type="paragraph" draw:z-index="111" draw:style-name="gr7" draw:text-style-name="P24" svg:x1="3.7437in" svg:y1="0.0272in" svg:x2="3.3374in" svg:y2="0.1728in"><text:p/></draw:line><draw:line text:anchor-type="paragraph" draw:z-index="112" draw:style-name="gr7" draw:text-style-name="P24" svg:x1="4.2854in" svg:y1="0.2043in" svg:x2="3.9835in" svg:y2="0.0354in"><text:p/></draw:line></text:p>
      <text:p text:style-name="P12"/>
      <text:p text:style-name="P3"><text:span text:style-name="T3"><text:tab/>From here, the sub-tree </text:span><text:span text:style-name="T1">c </text:span><text:span text:style-name="T3">can be traversed by subsequent </text:span><text:span text:style-name="T1">next </text:span><text:span text:style-name="T3">calls. Note again that the same </text:span><text:span text:style-name="T1">doStack </text:span><text:span text:style-name="T3">invocation was used for sub-tree </text:span><text:span text:style-name="T1">c </text:span><text:span text:style-name="T3">that was used for tree </text:span><text:span text:style-name="T1">a, </text:span><text:span text:style-name="T3">so its own sub-trees will also be returned in an appropriate order, as demonstrated above.</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22"><text:span text:style-name="T3"><text:tab/>In more detail:</text:span></text:p>
      <text:p text:style-name="P3"><text:span text:style-name="T3"><text:tab/> An initial </text:span><text:span text:style-name="T1">first </text:span><text:span text:style-name="T3">call will empty the stack, and then invoke an initial </text:span><text:span text:style-name="T1">doStack </text:span><text:span text:style-name="T3">on the root, node a. This </text:span><text:span text:style-name="T1">doStack</text:span><text:span text:style-name="T3"> will push nodes on the stack and then issue recursive calls upon left-hand children as long as they are available – so, until </text:span><text:span text:style-name="T1">d </text:span><text:span text:style-name="T3">has been encountered and pushed. Walking through a </text:span><text:span text:style-name="T1">first </text:span><text:span text:style-name="T3">call, this appears as:</text:span></text:p>
      <text:p text:style-name="P12"/>
      <table:table table:name="Table1" table:style-name="Table1">
        <table:table-column table:style-name="Table1.A"/>
        <table:table-column table:style-name="Table1.B"/>
        <table:table-row>
          <table:table-cell table:style-name="Table1.A1" office:value-type="string">
            <text:p text:style-name="P8">first <text:span text:style-name="T3">invocation</text:span></text:p>
          </table:table-cell>
          <table:table-cell table:style-name="Table1.B1" office:value-type="string">
            <text:p text:style-name="P6">Stack <text:span text:style-name="T2">(bottom … top)</text:span></text:p>
          </table:table-cell>
        </table:table-row>
        <table:table-row>
          <table:table-cell table:style-name="Table1.A2" office:value-type="string">
            <text:p text:style-name="Table_20_Contents">Clear the stack</text:p>
          </table:table-cell>
          <table:table-cell table:style-name="Table1.B2" office:value-type="string">
            <text:p text:style-name="P7">(empty)</text:p>
          </table:table-cell>
        </table:table-row>
        <table:table-row>
          <table:table-cell table:style-name="Table1.A2" office:value-type="string">
            <text:p text:style-name="P7">… doStack <text:span text:style-name="T3">pushes root...</text:span></text:p>
          </table:table-cell>
          <table:table-cell table:style-name="Table1.B2" office:value-type="string">
            <text:p text:style-name="P9"><draw:rect text:anchor-type="paragraph" draw:z-index="18" draw:style-name="gr3" draw:text-style-name="P24" svg:width="0.3961in" svg:height="0.3441in" svg:x="0.2126in" svg:y="0.0791in"><text:p text:style-name="P24">a</text:p></draw:rect></text:p>
          </table:table-cell>
        </table:table-row>
        <table:table-row>
          <table:table-cell table:style-name="Table1.A2" office:value-type="string">
            <text:p text:style-name="Table_20_Contents">...which calls <text:span text:style-name="T1">doStack </text:span><text:span text:style-name="T3">on the root's left child, pushing it...</text:span></text:p>
          </table:table-cell>
          <table:table-cell table:style-name="Table1.B2" office:value-type="string">
            <text:p text:style-name="P9"><draw:rect text:anchor-type="paragraph" draw:z-index="23" draw:style-name="gr3" draw:text-style-name="P24" svg:width="0.3961in" svg:height="0.3441in" svg:x="0.7437in" svg:y="0.0791in"><text:p text:style-name="P24">b</text:p></draw:rect><draw:rect text:anchor-type="paragraph" draw:z-index="22" draw:style-name="gr1" draw:text-style-name="P24" svg:width="0.3961in" svg:height="0.3441in" svg:x="0.2126in" svg:y="0.0791in"><text:p text:style-name="P24">a</text:p></draw:rect></text:p>
          </table:table-cell>
        </table:table-row>
        <table:table-row>
          <table:table-cell table:style-name="Table1.A2" office:value-type="string">
            <text:p text:style-name="Table_20_Contents">…which calls <text:span text:style-name="T1">doStack</text:span> on that node's left child, pushing it...</text:p>
          </table:table-cell>
          <table:table-cell table:style-name="Table1.B2" office:value-type="string">
            <text:p text:style-name="P9"><draw:rect text:anchor-type="paragraph" draw:z-index="21" draw:style-name="gr3" draw:text-style-name="P24" svg:width="0.3961in" svg:height="0.3441in" svg:x="1.2957in" svg:y="0.0791in"><text:p text:style-name="P24">d</text:p></draw:rect><draw:rect text:anchor-type="paragraph" draw:z-index="19" draw:style-name="gr1" draw:text-style-name="P24" svg:width="0.3961in" svg:height="0.3441in" svg:x="0.2126in" svg:y="0.0791in"><text:p text:style-name="P24">a</text:p></draw:rect><draw:rect text:anchor-type="paragraph" draw:z-index="20" draw:style-name="gr1" draw:text-style-name="P24" svg:width="0.3961in" svg:height="0.3441in" svg:x="0.7437in" svg:y="0.0791in"><text:p text:style-name="P24">b</text:p></draw:rect></text:p>
          </table:table-cell>
        </table:table-row>
        <table:table-row>
          <table:table-cell table:style-name="Table1.A2" office:value-type="string">
            <text:p text:style-name="Table_20_Contents">...which calls <text:span text:style-name="T1">doStack </text:span><text:span text:style-name="T3">on that node's left child, which is nil, causing the chain of calls to return to </text:span><text:span text:style-name="T1">first</text:span><text:span text:style-name="T3">.</text:span></text:p>
          </table:table-cell>
          <table:table-cell table:style-name="Table1.B2" office:value-type="string">
            <text:p text:style-name="P9"><draw:rect text:anchor-type="paragraph" draw:z-index="26" draw:style-name="gr3" draw:text-style-name="P24" svg:width="0.3961in" svg:height="0.3441in" svg:x="1.2957in" svg:y="0.0791in"><text:p text:style-name="P24">d</text:p></draw:rect><draw:rect text:anchor-type="paragraph" draw:z-index="24" draw:style-name="gr1" draw:text-style-name="P24" svg:width="0.3961in" svg:height="0.3441in" svg:x="0.2126in" svg:y="0.0791in"><text:p text:style-name="P24">a</text:p></draw:rect><draw:rect text:anchor-type="paragraph" draw:z-index="25" draw:style-name="gr1" draw:text-style-name="P24" svg:width="0.3961in" svg:height="0.3441in" svg:x="0.7437in" svg:y="0.0791in"><text:p text:style-name="P24">b</text:p></draw:rect></text:p>
          </table:table-cell>
        </table:table-row>
        <table:table-row>
          <table:table-cell table:style-name="Table1.A2" office:value-type="string">
            <text:p text:style-name="P3"><text:span text:style-name="T3">Then, </text:span><text:span text:style-name="T1">next </text:span><text:span text:style-name="T3">is called, which pops the top item from the stack</text:span></text:p>
          </table:table-cell>
          <table:table-cell table:style-name="Table1.B2" office:value-type="string">
            <text:p text:style-name="P10"><draw:rect text:anchor-type="paragraph" draw:z-index="16" draw:style-name="gr3" draw:text-style-name="P24" svg:width="0.3961in" svg:height="0.3441in" svg:x="0.2126in" svg:y="0.0791in"><text:p text:style-name="P24">a</text:p></draw:rect><draw:rect text:anchor-type="paragraph" draw:z-index="17" draw:style-name="gr1" draw:text-style-name="P24" svg:width="0.3961in" svg:height="0.3441in" svg:x="0.7437in" svg:y="0.0791in"><text:p text:style-name="P24">b</text:p></draw:rect></text:p>
          </table:table-cell>
        </table:table-row>
        <table:table-row>
          <table:table-cell table:style-name="Table1.A2" office:value-type="string">
            <text:p text:style-name="Table_20_Contents">...and calls <text:span text:style-name="T1">doStack</text:span> on its right child...</text:p>
          </table:table-cell>
          <table:table-cell table:style-name="Table1.B2" office:value-type="string">
            <text:p text:style-name="Table_20_Contents"><draw:rect text:anchor-type="paragraph" draw:z-index="29" draw:style-name="gr3" draw:text-style-name="P24" svg:width="0.3961in" svg:height="0.3441in" svg:x="1.2957in" svg:y="0.0791in"><text:p text:style-name="P24">f</text:p></draw:rect><draw:rect text:anchor-type="paragraph" draw:z-index="27" draw:style-name="gr1" draw:text-style-name="P24" svg:width="0.3961in" svg:height="0.3441in" svg:x="0.2126in" svg:y="0.0791in"><text:p text:style-name="P24">a</text:p></draw:rect><draw:rect text:anchor-type="paragraph" draw:z-index="28" draw:style-name="gr1" draw:text-style-name="P24" svg:width="0.3961in" svg:height="0.3441in" svg:x="0.7437in" svg:y="0.0791in"><text:p text:style-name="P24">b</text:p></draw:rect></text:p>
          </table:table-cell>
        </table:table-row>
        <table:table-row>
          <table:table-cell table:style-name="Table1.A2" office:value-type="string">
            <text:p text:style-name="Table_20_Contents">...which calls <text:span text:style-name="T1">doStack </text:span><text:span text:style-name="T3">on that node's left child, which is nil, causing the chain of calls to return to </text:span><text:span text:style-name="T1">next</text:span><text:span text:style-name="T3">. At this point </text:span><text:span text:style-name="T1">next </text:span><text:span text:style-name="T3">(as well as </text:span><text:span text:style-name="T1">first </text:span><text:span text:style-name="T3">from which it was called) can return the initial node, </text:span><text:span text:style-name="T1">d</text:span><text:span text:style-name="T3">, that was popped previously. Additionally, the stack is left with the appropriate node for the subsequent </text:span><text:span text:style-name="T1">next </text:span><text:span text:style-name="T3">call at the top.</text:span></text:p>
          </table:table-cell>
          <table:table-cell table:style-name="Table1.B2" office:value-type="string">
            <text:p text:style-name="Table_20_Contents"><draw:rect text:anchor-type="paragraph" draw:z-index="32" draw:style-name="gr3" draw:text-style-name="P24" svg:width="0.3961in" svg:height="0.3441in" svg:x="1.2957in" svg:y="0.0791in"><text:p text:style-name="P24">f</text:p></draw:rect><draw:rect text:anchor-type="paragraph" draw:z-index="30" draw:style-name="gr1" draw:text-style-name="P24" svg:width="0.3961in" svg:height="0.3441in" svg:x="0.2126in" svg:y="0.0791in"><text:p text:style-name="P24">a</text:p></draw:rect><draw:rect text:anchor-type="paragraph" draw:z-index="31" draw:style-name="gr1" draw:text-style-name="P24" svg:width="0.3961in" svg:height="0.3441in" svg:x="0.7437in" svg:y="0.0791in"><text:p text:style-name="P24">b</text:p></draw:rect></text:p>
          </table:table-cell>
        </table:table-row>
      </table:table>
      <text:p text:style-name="P12"/>
      <text:p text:style-name="P3"><text:span text:style-name="T3"/></text:p>
      <text:p text:style-name="P22"><text:span text:style-name="T3"><text:tab/>One important note is that following the call to </text:span><text:span text:style-name="T1">doStack </text:span><text:span text:style-name="T3">on the root, all nodes going leftward from the root are on the stack in an appropriate order (the nodes which should be returned sooner are closer to the top). Since items returned by the generator must come off the top of the stack, this indicates that left-hand nodes are handled earliest, as expected. Below, </text:span><text:span text:style-name="T8">nodes on the stack</text:span><text:span text:style-name="T3"> after </text:span><text:span text:style-name="T1">doStack a</text:span><text:span text:style-name="T3"> are colored red:</text:span></text:p>
      <text:p text:style-name="P12"><draw:ellipse text:anchor-type="paragraph" draw:z-index="33" draw:style-name="gr4" draw:text-style-name="P24" svg:width="0.2398in" svg:height="0.2189in" svg:x="2.702in" svg:y="0.1665in"><text:p text:style-name="P24">a</text:p></draw:ellipse><text:tab/></text:p>
      <text:p text:style-name="P12"/>
      <text:p text:style-name="P12"><draw:line text:anchor-type="paragraph" draw:z-index="41" draw:style-name="gr2" draw:text-style-name="P24" svg:x1="2.7024in" svg:y1="0.002in" svg:x2="1.9626in" svg:y2="0.3039in"><text:p/></draw:line><draw:line text:anchor-type="paragraph" draw:z-index="42" draw:style-name="gr2" draw:text-style-name="P24" svg:x1="2.9417in" svg:y1="0.002in" svg:x2="3.7437in" svg:y2="0.3146in"><text:p/></draw:line></text:p>
      <text:p text:style-name="P12"><draw:ellipse text:anchor-type="paragraph" draw:z-index="34" draw:style-name="gr5" draw:text-style-name="P24" svg:width="0.2398in" svg:height="0.2295in" svg:x="1.7228in" svg:y="0.05in"><text:p text:style-name="P24">b</text:p></draw:ellipse><draw:ellipse text:anchor-type="paragraph" draw:z-index="35" draw:style-name="gr1" draw:text-style-name="P24" svg:width="0.2398in" svg:height="0.2295in" svg:x="3.7437in" svg:y="0.05in"><text:p text:style-name="P24">c</text:p></draw:ellipse></text:p>
      <text:p text:style-name="P12"><draw:line text:anchor-type="paragraph" draw:z-index="43" draw:style-name="gr2" draw:text-style-name="P24" svg:x1="1.3165in" svg:y1="0.3476in" svg:x2="1.7748in" svg:y2="0.0874in"><text:p/></draw:line><draw:line text:anchor-type="paragraph" draw:z-index="45" draw:style-name="gr2" draw:text-style-name="P24" svg:x1="2.3063in" svg:y1="0.3476in" svg:x2="1.9626in" svg:y2="0.0874in"><text:p/></draw:line></text:p>
      <text:p text:style-name="P12"><draw:ellipse text:anchor-type="paragraph" draw:z-index="36" draw:style-name="gr5" draw:text-style-name="P24" svg:width="0.2398in" svg:height="0.2189in" svg:x="1.0772in" svg:y="0.1563in"><text:p text:style-name="P24">d</text:p></draw:ellipse><draw:ellipse text:anchor-type="paragraph" draw:z-index="37" draw:style-name="gr1" draw:text-style-name="P24" svg:width="0.2398in" svg:height="0.2295in" svg:x="2.3063in" svg:y="0.1563in"><text:p text:style-name="P24">e</text:p></draw:ellipse><draw:frame text:anchor-type="paragraph" draw:z-index="87" draw:style-name="gr8" svg:width="1.3335in" svg:height="0.1925in" svg:x="4.952in" svg:y="0.0228in"><draw:text-box><text:p>Stack: <text:span text:style-name="T11">(bottom...top)</text:span></text:p></draw:text-box></draw:frame></text:p>
      <text:p text:style-name="P12"><draw:line text:anchor-type="paragraph" draw:z-index="44" draw:style-name="gr2" draw:text-style-name="P24" svg:x1="1.2437in" svg:y1="0.1835in" svg:x2="1.452in" svg:y2="0.3898in"><text:p/></draw:line><draw:rect text:anchor-type="paragraph" draw:z-index="66" draw:style-name="gr1" draw:text-style-name="P24" svg:width="0.3961in" svg:height="0.3441in" svg:x="4.8272in" svg:y="0.0957in"><text:p text:style-name="P24">a</text:p></draw:rect><draw:rect text:anchor-type="paragraph" draw:z-index="67" draw:style-name="gr1" draw:text-style-name="P24" svg:width="0.3961in" svg:height="0.3441in" svg:x="5.3583in" svg:y="0.0957in"><text:p text:style-name="P24">b</text:p></draw:rect><draw:rect text:anchor-type="paragraph" draw:z-index="68" draw:style-name="gr1" draw:text-style-name="P24" svg:width="0.3961in" svg:height="0.3441in" svg:x="5.9102in" svg:y="0.0957in"><text:p text:style-name="P24">d</text:p></draw:rect></text:p>
      <text:p text:style-name="P12"><draw:ellipse text:anchor-type="paragraph" draw:z-index="38" draw:style-name="gr1" draw:text-style-name="P24" svg:width="0.2398in" svg:height="0.2295in" svg:x="2.0354in" svg:y="0.1791in"><text:p text:style-name="P24">g</text:p></draw:ellipse><draw:ellipse text:anchor-type="paragraph" draw:z-index="39" draw:style-name="gr1" draw:text-style-name="P24" svg:width="0.2398in" svg:height="0.2295in" svg:x="2.65in" svg:y="0.1772in"><text:p text:style-name="P24">h</text:p></draw:ellipse><draw:line text:anchor-type="paragraph" draw:z-index="46" draw:style-name="gr2" draw:text-style-name="P24" svg:x1="2.1811in" svg:y1="0.1791in" svg:x2="2.4102in" svg:y2="0.002in"><text:p/></draw:line><draw:line text:anchor-type="paragraph" draw:z-index="47" draw:style-name="gr2" draw:text-style-name="P24" svg:x1="2.7228in" svg:y1="0.1772in" svg:x2="2.5457in" svg:y2="0.002in"><text:p/></draw:line></text:p>
      <text:p text:style-name="P12"><draw:ellipse text:anchor-type="paragraph" draw:z-index="40" draw:style-name="gr1" draw:text-style-name="P24" svg:width="0.2398in" svg:height="0.2295in" svg:x="1.452in" svg:y="0.0063in"><text:p text:style-name="P24">f</text:p></draw:ellipse></text:p>
      <text:p text:style-name="P12"/>
      <text:p text:style-name="P3"><text:span text:style-name="T3"><text:tab/>At the conclusion of the initial </text:span><text:span text:style-name="T1">first </text:span><text:span text:style-name="T3">call, it can be seen that the appropriate next node for in-order traversal, </text:span><text:span text:style-name="T1">f</text:span><text:span text:style-name="T3">, is then placed at the top (and </text:span><text:span text:style-name="T1">first</text:span><text:span text:style-name="T3"> returns </text:span><text:span text:style-name="T1">d</text:span><text:span text:style-name="T3">). A subsequent </text:span><text:span text:style-name="T1">next </text:span><text:span text:style-name="T3">call will pop </text:span><text:span text:style-name="T1">f</text:span><text:span text:style-name="T3">, call </text:span><text:span text:style-name="T1">doStack</text:span><text:span text:style-name="T3"> on </text:span><text:span text:style-name="T1">f</text:span><text:span text:style-name="T3">'s right-hand child (which is nil, resulted in no change), and pop </text:span><text:span text:style-name="T1">f. </text:span></text:p>
      <text:p text:style-name="P3"><text:span text:style-name="T1"><text:tab/></text:span><text:span text:style-name="T3">The behavior becomes clearer during the following </text:span><text:span text:style-name="T1">next </text:span><text:span text:style-name="T3">call. This pops </text:span><text:span text:style-name="T1">b</text:span><text:span text:style-name="T3">, calls </text:span><text:span text:style-name="T1">doStack </text:span><text:span text:style-name="T3">upon </text:span><text:span text:style-name="T1">e</text:span><text:span text:style-name="T3">, and returns </text:span><text:span text:style-name="T1">b</text:span><text:span text:style-name="T3">. As explained above, the </text:span><text:span text:style-name="T1">doStack </text:span><text:span text:style-name="T3">call upon </text:span><text:span text:style-name="T1">e </text:span><text:span text:style-name="T3">will add left children to the stack recursively. This leaves the tree as follows (</text:span><text:span text:style-name="T9">nodes that have been returned</text:span><text:span text:style-name="T3"> are in yellow):</text:span></text:p>
      <text:p text:style-name="P12"><draw:ellipse text:anchor-type="paragraph" draw:z-index="48" draw:style-name="gr5" draw:text-style-name="P24" svg:width="0.2398in" svg:height="0.2189in" svg:x="2.702in" svg:y="0.1665in"><text:p text:style-name="P24">a</text:p></draw:ellipse><text:tab/></text:p>
      <text:p text:style-name="P12"/>
      <text:p text:style-name="P12"><draw:line text:anchor-type="paragraph" draw:z-index="56" draw:style-name="gr2" draw:text-style-name="P24" svg:x1="2.7024in" svg:y1="0.002in" svg:x2="1.9626in" svg:y2="0.3039in"><text:p/></draw:line><draw:line text:anchor-type="paragraph" draw:z-index="57" draw:style-name="gr2" draw:text-style-name="P24" svg:x1="2.9417in" svg:y1="0.002in" svg:x2="3.7437in" svg:y2="0.3146in"><text:p/></draw:line></text:p>
      <text:p text:style-name="P12"><draw:ellipse text:anchor-type="paragraph" draw:z-index="49" draw:style-name="gr6" draw:text-style-name="P24" svg:width="0.2398in" svg:height="0.2295in" svg:x="1.7228in" svg:y="0.05in"><text:p text:style-name="P24">b</text:p></draw:ellipse><draw:ellipse text:anchor-type="paragraph" draw:z-index="50" draw:style-name="gr1" draw:text-style-name="P24" svg:width="0.2398in" svg:height="0.2295in" svg:x="3.7437in" svg:y="0.05in"><text:p text:style-name="P24">c</text:p></draw:ellipse></text:p>
      <text:p text:style-name="P12"><draw:line text:anchor-type="paragraph" draw:z-index="58" draw:style-name="gr2" draw:text-style-name="P24" svg:x1="1.3165in" svg:y1="0.3476in" svg:x2="1.7748in" svg:y2="0.0874in"><text:p/></draw:line><draw:line text:anchor-type="paragraph" draw:z-index="60" draw:style-name="gr2" draw:text-style-name="P24" svg:x1="2.3063in" svg:y1="0.3476in" svg:x2="1.9626in" svg:y2="0.0874in"><text:p/></draw:line></text:p>
      <text:p text:style-name="P12"><draw:ellipse text:anchor-type="paragraph" draw:z-index="51" draw:style-name="gr6" draw:text-style-name="P24" svg:width="0.2398in" svg:height="0.2189in" svg:x="1.0772in" svg:y="0.1563in"><text:p text:style-name="P24">d</text:p></draw:ellipse><draw:ellipse text:anchor-type="paragraph" draw:z-index="52" draw:style-name="gr5" draw:text-style-name="P24" svg:width="0.2398in" svg:height="0.2295in" svg:x="2.3063in" svg:y="0.1563in"><text:p text:style-name="P24">e</text:p></draw:ellipse><draw:frame text:anchor-type="paragraph" draw:z-index="88" draw:style-name="gr8" svg:width="1.3335in" svg:height="0.1925in" svg:x="4.7126in" svg:y="0.1689in"><draw:text-box><text:p>Stack: <text:span text:style-name="T11">(bottom...top)</text:span></text:p></draw:text-box></draw:frame></text:p>
      <text:p text:style-name="P12"><draw:line text:anchor-type="paragraph" draw:z-index="59" draw:style-name="gr2" draw:text-style-name="P24" svg:x1="1.2437in" svg:y1="0.1835in" svg:x2="1.452in" svg:y2="0.3898in"><text:p/></draw:line></text:p>
      <text:p text:style-name="P12"><draw:ellipse text:anchor-type="paragraph" draw:z-index="53" draw:style-name="gr5" draw:text-style-name="P24" svg:width="0.2398in" svg:height="0.2295in" svg:x="2.0354in" svg:y="0.1791in"><text:p text:style-name="P24">g</text:p></draw:ellipse><draw:ellipse text:anchor-type="paragraph" draw:z-index="54" draw:style-name="gr1" draw:text-style-name="P24" svg:width="0.2398in" svg:height="0.2295in" svg:x="2.65in" svg:y="0.1772in"><text:p text:style-name="P24">h</text:p></draw:ellipse><draw:line text:anchor-type="paragraph" draw:z-index="61" draw:style-name="gr2" draw:text-style-name="P24" svg:x1="2.1811in" svg:y1="0.1791in" svg:x2="2.4102in" svg:y2="0.002in"><text:p/></draw:line><draw:line text:anchor-type="paragraph" draw:z-index="62" draw:style-name="gr2" draw:text-style-name="P24" svg:x1="2.7228in" svg:y1="0.1772in" svg:x2="2.5457in" svg:y2="0.002in"><text:p/></draw:line><draw:rect text:anchor-type="paragraph" draw:z-index="63" draw:style-name="gr1" draw:text-style-name="P24" svg:width="0.3961in" svg:height="0.3441in" svg:x="4.6083in" svg:y="0.0728in"><text:p text:style-name="P24">a</text:p></draw:rect><draw:rect text:anchor-type="paragraph" draw:z-index="64" draw:style-name="gr1" draw:text-style-name="P24" svg:width="0.3961in" svg:height="0.3441in" svg:x="5.1398in" svg:y="0.0728in"><text:p text:style-name="P24">e</text:p></draw:rect><draw:rect text:anchor-type="paragraph" draw:z-index="65" draw:style-name="gr1" draw:text-style-name="P24" svg:width="0.3961in" svg:height="0.3441in" svg:x="5.6917in" svg:y="0.0728in"><text:p text:style-name="P24">g</text:p></draw:rect></text:p>
      <text:p text:style-name="P12"><draw:ellipse text:anchor-type="paragraph" draw:z-index="55" draw:style-name="gr6" draw:text-style-name="P25" svg:width="0.2398in" svg:height="0.2295in" svg:x="1.452in" svg:y="0.0063in"><text:p text:style-name="P24"><text:span text:style-name="T10">f</text:span></text:p></draw:ellipse></text:p>
      <text:p text:style-name="P12"/>
      <text:p text:style-name="P12"><text:tab/></text:p>
      <text:p text:style-name="P3"><text:span text:style-name="T3"><text:tab/>This case demonstrates that right-hand nodes are handled correctly (after their immediate parents, but before their grandparents). Since </text:span><text:span text:style-name="T1">e </text:span><text:span text:style-name="T3">is treated no differently than the root (or any other node) by the </text:span><text:span text:style-name="T1">doStack </text:span><text:span text:style-name="T3">method, it is fair to assume that in-order traversal will apply at the sub-tree level as well as at the full-tree level. </text:span></text:p>
      <text:p text:style-name="P12"><text:tab/>A more rigorous argument for the correctness of this assertion follows.</text:p>
      <text:p text:style-name="P12"/>
      <text:p text:style-name="P12"/>
      <text:p text:style-name="P1"/>
      <text:p text:style-name="P5">Correctness Criteria.</text:p>
      <text:p text:style-name="Standard"/>
      <text:p text:style-name="Standard"><text:tab/>In-order traversal shall be defined as an iteration over nodes which satisfies the following criteria:</text:p>
      <text:p text:style-name="Standard"/>
      <text:list xml:id="list742414093" text:style-name="L1">
        <text:list-item>
          <text:p text:style-name="P17"><text:span text:style-name="T6">Completeness:</text:span> Each node is returned exactly once by the generator.</text:p>
        </text:list-item>
        <text:list-item>
          <text:p text:style-name="P17"><text:span text:style-name="T6">Order:</text:span> The sequence of return values from the generator shall obey the total ordering:</text:p>
        </text:list-item>
      </text:list>
      <text:p text:style-name="Standard"><draw:frame draw:style-name="fr1" draw:name="Object1" text:anchor-type="paragraph" svg:y="0in" svg:width="1.222in" svg:height="0.8598in" draw:z-index="0"><draw:object xlink:href="./Object 1" xlink:type="simple" xlink:show="embed" xlink:actuate="onLoad"/><draw:image xlink:href="./ObjectReplacements/Object 1" xlink:type="simple" xlink:show="embed" xlink:actuate="onLoad"/></draw:frame><text:tab/><text:span text:style-name="T3">That is, a node's left-hand child and all of its descendants shall be considered less than that node, and a node's right-hand child and all of its descendants shall be considered greater than that node.</text:span></text:p>
      <text:p text:style-name="P13"/>
      <text:p text:style-name="Standard"><text:span text:style-name="T4">Observations.</text:span><text:span text:style-name="T3"> </text:span></text:p>
      <text:p text:style-name="P13"/>
      <text:p text:style-name="Standard"><text:span text:style-name="T3"><text:tab/></text:span><text:span text:style-name="T5">By convention, the generator has no more elements when </text:span><text:span text:style-name="T2">first </text:span><text:span text:style-name="T5">or </text:span><text:span text:style-name="T2">next </text:span><text:span text:style-name="T5">returns nil. This occurs when and only when the underlying stack is observed to be empty during a </text:span><text:span text:style-name="T2">next </text:span><text:span text:style-name="T5">call. As such, the end of generation occurs only when the stack has become empty.</text:span></text:p>
      <text:p text:style-name="P13"/>
      <text:p text:style-name="Standard"><text:span text:style-name="T3"><text:tab/>The returned value of </text:span><text:span text:style-name="T1">next, </text:span><text:span text:style-name="T3">unless nil, is the value at the top of the stack at the time </text:span><text:span text:style-name="T1">next </text:span><text:span text:style-name="T3">was invoked.</text:span></text:p>
      <text:p text:style-name="P13"/>
      <text:p text:style-name="Standard"><text:span text:style-name="T3"><text:tab/>All nodes enter the stack during the </text:span><text:span text:style-name="T1">doStack</text:span><text:span text:style-name="T3"> method. This method will invoke itself recursively upon every node's left child after pushing that node, unless it is invoked upon nil.</text:span></text:p>
      <text:p text:style-name="P13"/>
      <text:p text:style-name="Standard"><text:span text:style-name="T3"><text:tab/>Nodes leave the stack only when either </text:span><text:span text:style-name="T1">first </text:span><text:span text:style-name="T3">is called (and the sequence is intentionally restarted; this case will be disregarded in subsequent arguments), and when they are popped during the </text:span><text:span text:style-name="T1">next </text:span><text:span text:style-name="T3">call. </text:span></text:p>
      <text:p text:style-name="P13"><text:tab/></text:p>
      <text:p text:style-name="Standard"><text:span text:style-name="T3"><text:tab/>Any node popped during a </text:span><text:span text:style-name="T1">next </text:span><text:span text:style-name="T3">call is the return value of the same </text:span><text:span text:style-name="T1">next </text:span><text:span text:style-name="T3">call.</text:span></text:p>
      <text:p text:style-name="P13"/>
      <text:p text:style-name="Standard"><text:span text:style-name="T3"><text:tab/>Any node given as an argument to </text:span><text:span text:style-name="T1">doStack</text:span><text:span text:style-name="T3"> is placed on the stack.</text:span></text:p>
      <text:p text:style-name="P13"/>
      <text:p text:style-name="P4">Demonstration of Completeness.</text:p>
      <text:p text:style-name="P13"/>
      <text:p text:style-name="Standard"><text:span text:style-name="T3"><text:tab/></text:span><text:span text:style-name="T5">Completeness may be shown by examining possible cases. If a node </text:span><text:span text:style-name="T2">a </text:span><text:span text:style-name="T5">exists within the binary tree, it is either the root, or the left child of another node in the tree, or the right child of another node in the tree. For completeness to be true, each </text:span><text:span text:style-name="T2">a </text:span><text:span text:style-name="T5">must be returned by </text:span><text:span text:style-name="T2">next </text:span><text:span text:style-name="T5">(including the </text:span><text:span text:style-name="T2">next </text:span><text:span text:style-name="T5">called by </text:span><text:span text:style-name="T2">first) </text:span><text:span text:style-name="T5">exactly once. Equivalently, for completeness to fail, some </text:span><text:span text:style-name="T2">a </text:span><text:span text:style-name="T5">must exist that is returned either zero times, or more than one time. </text:span></text:p>
      <text:p text:style-name="P12"/>
      <text:p text:style-name="Standard"><text:span text:style-name="T5"><text:tab/>The root must be returned before the end of the sequence, as defined by a </text:span><text:span text:style-name="T2">next </text:span><text:span text:style-name="T5">call which returns nil. This only occurs when the stack is empty. The root, if non-null, is placed on the stack during the initial </text:span><text:span text:style-name="T2">first </text:span><text:span text:style-name="T5">call (by way of </text:span><text:span text:style-name="T2">doStack root</text:span><text:span text:style-name="T5">); if the stack is empty, this implies that the root has been removed from the stack, which in turn only occurs if it is popped during a </text:span><text:span text:style-name="T2">next </text:span><text:span text:style-name="T5">call, in which case it must have been the return value for the same call. This shows that, when the stack is empty at the start of a </text:span><text:span text:style-name="T2">next </text:span><text:span text:style-name="T5">call, the root has been returned at least once.</text:span></text:p>
      <text:p text:style-name="Standard"><text:soft-page-break/><text:span text:style-name="T5"><text:tab/>If the root is returned more than once, this implies that it has occupied the top of the stack for more than one </text:span><text:span text:style-name="T2">next </text:span><text:span text:style-name="T5">call. However, the first time it is returned, it has already been removed. It is also only given as an argument to </text:span><text:span text:style-name="T2">doStack </text:span><text:span text:style-name="T5">in the original </text:span><text:span text:style-name="T2">first </text:span><text:span text:style-name="T5">call: All other </text:span><text:span text:style-name="T2">doStack </text:span><text:span text:style-name="T5">calls use either the left or the right child of a node in their argument, and the root is by definition no node's child. As </text:span><text:span text:style-name="T2">doStack </text:span><text:span text:style-name="T5">is the only place in which nodes are added to the stack, the root can not have been placed on the stack more than once.</text:span></text:p>
      <text:p text:style-name="P12"/>
      <text:p text:style-name="Standard"><text:span text:style-name="T5"><text:tab/>If </text:span><text:span text:style-name="T2">a </text:span><text:span text:style-name="T5">is the left child of some node </text:span><text:span text:style-name="T2">b </text:span><text:span text:style-name="T5">in the binary tree, then it can be shown that if </text:span><text:span text:style-name="T2">b </text:span><text:span text:style-name="T5">is returned exactly once, then </text:span><text:span text:style-name="T2">a </text:span><text:span text:style-name="T5">is also returned exactly once.</text:span></text:p>
      <text:p text:style-name="Standard"><text:span text:style-name="T5"><text:tab/>To show that </text:span><text:span text:style-name="T2">a </text:span><text:span text:style-name="T5">is returned at least once, consider that </text:span><text:span text:style-name="T2">b, </text:span><text:span text:style-name="T5">by virtue of being returned in the sequence, has at some point occupied the stack. The only way </text:span><text:span text:style-name="T2">b </text:span><text:span text:style-name="T5">may have entered the stack is by way of the </text:span><text:span text:style-name="T2">doStack </text:span><text:span text:style-name="T5">call; this call also recursively invokes </text:span><text:span text:style-name="T2">doStack </text:span><text:span text:style-name="T5">on </text:span><text:span text:style-name="T2">b's </text:span><text:span text:style-name="T5">left child </text:span><text:span text:style-name="T2">a</text:span><text:span text:style-name="T5">, which therefore must also have entered the stack. Therefore, by the end of the sequence, </text:span><text:span text:style-name="T2">a </text:span><text:span text:style-name="T5">must have been returned at least once as well (otherwise the stack could not have become empty.)</text:span></text:p>
      <text:p text:style-name="Standard"><text:span text:style-name="T5"><text:tab/>Likewise, </text:span><text:span text:style-name="T2">a </text:span><text:span text:style-name="T5">cannot have been returned more than once. The only place any left children are considered is during the recursive step of the </text:span><text:span text:style-name="T2">doStack </text:span><text:span text:style-name="T5">method, in which they are considered exactly once. To have been added more than once, </text:span><text:span text:style-name="T2">doStack </text:span><text:span text:style-name="T5">must have been called more than once on </text:span><text:span text:style-name="T2">a</text:span><text:span text:style-name="T5">'s parent; however, </text:span><text:span text:style-name="T2">a'</text:span><text:span text:style-name="T5">s parent is </text:span><text:span text:style-name="T2">b</text:span><text:span text:style-name="T5">, which is returned only once, so this would imply a contradiction.</text:span></text:p>
      <text:p text:style-name="P12"><text:tab/></text:p>
      <text:p text:style-name="Standard"><text:span text:style-name="T5"><text:tab/>Similarly, if </text:span><text:span text:style-name="T2">a </text:span><text:span text:style-name="T5">is the right child of some node </text:span><text:span text:style-name="T2">b </text:span><text:span text:style-name="T5">in the binary tree, then it can be shown that if </text:span><text:span text:style-name="T2">b </text:span><text:span text:style-name="T5">is returned exactly once, then </text:span><text:span text:style-name="T2">a </text:span><text:span text:style-name="T5">is also returned exactly once.</text:span></text:p>
      <text:p text:style-name="Standard"><text:span text:style-name="T5"><text:tab/>To show that </text:span><text:span text:style-name="T2">a </text:span><text:span text:style-name="T5">is returned at least once, consider that </text:span><text:span text:style-name="T2">b</text:span><text:span text:style-name="T5">, by virtue of having been returned, must have at some point occupied the top of the stack during a </text:span><text:span text:style-name="T2">next </text:span><text:span text:style-name="T5">call. Prior to being returned by </text:span><text:span text:style-name="T2">next</text:span><text:span text:style-name="T5">, any such node is examined and its right child, which would be </text:span><text:span text:style-name="T2">a</text:span><text:span text:style-name="T5">, is given as the argument to </text:span><text:span text:style-name="T2">doStack</text:span><text:span text:style-name="T5">, which in turn would place </text:span><text:span text:style-name="T2">a </text:span><text:span text:style-name="T5">on the stack. As such, if </text:span><text:span text:style-name="T2">b </text:span><text:span text:style-name="T5">is returned then at some point </text:span><text:span text:style-name="T2">a </text:span><text:span text:style-name="T5">occupies some position on the stack, and so for the stack to become empty </text:span><text:span text:style-name="T2">a </text:span><text:span text:style-name="T5">must have at some point been returned.</text:span></text:p>
      <text:p text:style-name="Standard"><text:span text:style-name="T5"><text:tab/>Finally, </text:span><text:span text:style-name="T2">a </text:span><text:span text:style-name="T5">cannot have been returned more than once. The right child of a node is only considered in one method, </text:span><text:span text:style-name="T2">next, </text:span><text:span text:style-name="T5">and is only considered once per invocation. For </text:span><text:span text:style-name="T2">a </text:span><text:span text:style-name="T5">to have been submitted as the argument to </text:span><text:span text:style-name="T2">doStack </text:span><text:span text:style-name="T5">more than once, then more than one </text:span><text:span text:style-name="T2">next </text:span><text:span text:style-name="T5">invocation must have found (and also returned) </text:span><text:span text:style-name="T2">a</text:span><text:span text:style-name="T5">'s parent at the top of the stack. However, </text:span><text:span text:style-name="T2">a's </text:span><text:span text:style-name="T5">parent is </text:span><text:span text:style-name="T2">b</text:span><text:span text:style-name="T5">, which is returned only once, so this would imply a contradiction.</text:span></text:p>
      <text:p text:style-name="P12"/>
      <text:p text:style-name="P12"><text:tab/>In summary: Completeness applies for the root; for any left child of a node for which completeness applies; and for any right child of a node for which completeness applies. So, completeness applies to the root's children, their children, and so on, including by induction the entire tree.</text:p>
      <text:p text:style-name="P13"/>
      <text:p text:style-name="P4">Demonstration of Order.</text:p>
      <text:p text:style-name="P13"/>
      <text:p text:style-name="Standard"><text:span text:style-name="T3"><text:tab/>The returned node of </text:span><text:span text:style-name="T1">first</text:span><text:span text:style-name="T3">, if non-nil, is less than the returned nodes of all subsequent </text:span><text:span text:style-name="T1">next </text:span><text:span text:style-name="T3">calls.</text:span></text:p>
      <text:p text:style-name="Standard"><text:span text:style-name="T3"><text:tab/>Consider </text:span><text:span text:style-name="T1">a </text:span><text:span text:style-name="T3">to be the </text:span><text:span text:style-name="T1">first</text:span><text:span text:style-name="T3"> return value and </text:span><text:span text:style-name="T1">b </text:span><text:span text:style-name="T3">to be the return value of any subsequent </text:span><text:span text:style-name="T1">next </text:span><text:span text:style-name="T3">call</text:span><text:span text:style-name="T1">. <text:tab/></text:span><text:span text:style-name="T3">Note that if </text:span><text:span text:style-name="T1">b &lt; a, </text:span><text:span text:style-name="T3">this implies either:</text:span></text:p>
      <text:list xml:id="list717004066" text:style-name="L2">
        <text:list-item>
          <text:p text:style-name="P18"><text:span text:style-name="T1">b </text:span><text:span text:style-name="T3">is the left child of </text:span><text:span text:style-name="T1">a, </text:span><text:span text:style-name="T3">or a descendant of the left child of </text:span><text:span text:style-name="T1">a</text:span><text:span text:style-name="T3">.</text:span></text:p>
        </text:list-item>
        <text:list-item>
          <text:p text:style-name="P16">a <text:span text:style-name="T3">is the right child of </text:span>b<text:span text:style-name="T3">, or a descendant of the right child of </text:span>b.</text:p>
        </text:list-item>
      </text:list>
      <text:p text:style-name="Standard"><text:span text:style-name="T1"><text:tab/></text:span><text:span text:style-name="T3">However, (1) cannot be true; it is known that the top-most item of the stack had no left child. Per the definition of a stack, the top is the most recent item pushed which has not yet been returned. As no items have been returned since the stack was cleared at the start of </text:span><text:span text:style-name="T1">first</text:span><text:span text:style-name="T3">, this is simply the last node pushed. If </text:span><text:span text:style-name="T1">a </text:span><text:span text:style-name="T3">had any left child, this would have been pushed after </text:span><text:span text:style-name="T1">a</text:span><text:span text:style-name="T3"> during the </text:span><text:span text:style-name="T1">doStack </text:span><text:span text:style-name="T3">invocation, and </text:span><text:span text:style-name="T1"><text:s/>a </text:span><text:span text:style-name="T3">could not have been the return value of </text:span><text:span text:style-name="T1">first </text:span><text:span text:style-name="T3">(a contradiction). </text:span></text:p>
      <text:p text:style-name="Standard"><text:soft-page-break/><text:span text:style-name="T3"><text:tab/>Likewise, (2) cannot be true; no right children can have been added by the time </text:span><text:span text:style-name="T1">a </text:span><text:span text:style-name="T3">was popped. The stack is cleared at the start of </text:span><text:span text:style-name="T1">first</text:span><text:span text:style-name="T3">, and the return value of </text:span><text:span text:style-name="T1">first </text:span><text:span text:style-name="T3">is given as the result of one </text:span><text:span text:style-name="T1">next </text:span><text:span text:style-name="T3">call, which (as above) is the value at the top of the stack at the time </text:span><text:span text:style-name="T1">next </text:span><text:span text:style-name="T3">is invoked. However, the only reference to a node's right-hand child is during the </text:span><text:span text:style-name="T1">next </text:span><text:span text:style-name="T3">call: Since this has not occurred at the start of that </text:span><text:span text:style-name="T1">next </text:span><text:span text:style-name="T3">call, there is no way for a right-hand child (or its descendants) to have been considered at the time the return value is determined.</text:span></text:p>
      <text:p text:style-name="Standard"><text:span text:style-name="T3"><text:tab/>Additionally, the possibility that </text:span><text:span text:style-name="T1">a</text:span><text:span text:style-name="T3"> = </text:span><text:span text:style-name="T1">b</text:span><text:span text:style-name="T3"> can be ruled out, as this would violate completeness, which has been demonstrated.</text:span></text:p>
      <text:p text:style-name="Standard"><text:span text:style-name="T3"><text:tab/>This leaves only that </text:span><text:span text:style-name="T1">a</text:span><text:span text:style-name="T3"> &lt; </text:span><text:span text:style-name="T1">b </text:span><text:span text:style-name="T3">for all </text:span><text:span text:style-name="T1">b </text:span><text:span text:style-name="T3">returned by next subsequent to </text:span><text:span text:style-name="T1">a </text:span><text:span text:style-name="T3">returned by first. This is consistent with the ordering requirement.</text:span></text:p>
      <text:p text:style-name="P12"><text:tab/></text:p>
      <text:p text:style-name="Standard"><text:span text:style-name="T5"><text:tab/>Next, it can be shown that the full sequence of </text:span><text:span text:style-name="T2">next </text:span><text:span text:style-name="T5">calls satisfies the ordering criteria. Because the total order is transitive, this can be demonstrated by showing that any two consecutive return values of </text:span><text:span text:style-name="T2">next </text:span><text:span text:style-name="T5">shall satisfy the ordering. That is, </text:span><text:span text:style-name="T2">a &lt; b </text:span><text:span text:style-name="T5">where </text:span><text:span text:style-name="T2">a </text:span><text:span text:style-name="T5">is one return value of </text:span><text:span text:style-name="T2">next </text:span><text:span text:style-name="T5">and </text:span><text:span text:style-name="T2">b </text:span><text:span text:style-name="T5">is the return value of </text:span><text:span text:style-name="T2">next </text:span><text:span text:style-name="T5">immediately following. (Note that </text:span><text:span text:style-name="T2">a </text:span><text:span text:style-name="T5">and </text:span><text:span text:style-name="T2">b</text:span><text:span text:style-name="T5"> are presumed to be non-nil; if either is nil, the generator is complete and ordering is no longer an issue.)</text:span></text:p>
      <text:p text:style-name="Standard"><text:span text:style-name="T5"><text:tab/>As before, </text:span><text:span text:style-name="T2">b</text:span><text:span text:style-name="T5"> &lt; </text:span><text:span text:style-name="T2">a</text:span><text:span text:style-name="T5"> implies either:</text:span></text:p>
      <text:list xml:id="list1204112527" text:style-name="L3">
        <text:list-item>
          <text:p text:style-name="P19"><text:span text:style-name="T1">b </text:span><text:span text:style-name="T3">is the left child of </text:span><text:span text:style-name="T1">a, </text:span><text:span text:style-name="T3">or a descendant of the left child of </text:span><text:span text:style-name="T1">a</text:span><text:span text:style-name="T3">.</text:span></text:p>
        </text:list-item>
        <text:list-item>
          <text:p text:style-name="P19"><text:span text:style-name="T1">a </text:span><text:span text:style-name="T3">is the right child of </text:span><text:span text:style-name="T1">b</text:span><text:span text:style-name="T3">, or a descendant of the right child of </text:span><text:span text:style-name="T1">b.</text:span></text:p>
        </text:list-item>
      </text:list>
      <text:p text:style-name="Standard"><text:span text:style-name="T2"><text:tab/></text:span><text:span text:style-name="T5">The only child of </text:span><text:span text:style-name="T2">a </text:span><text:span text:style-name="T5">that is placed on the stack after </text:span><text:span text:style-name="T2">a </text:span><text:span text:style-name="T5">is popped is its right child. Therefore, any nodes that are popped from the stack after </text:span><text:span text:style-name="T2">a </text:span><text:span text:style-name="T5">are either its right descendants, or nodes below it on the stack. None of the possible </text:span><text:span text:style-name="T2">b </text:span><text:span text:style-name="T5">nodes in (1) are right descendants, so they can only occur subsequent to </text:span><text:span text:style-name="T2">a </text:span><text:span text:style-name="T5">if they are below it on the stack. However, </text:span><text:span text:style-name="T2">a</text:span><text:span text:style-name="T5">'s left children or only considered for placement on the stack immediately after </text:span><text:span text:style-name="T2">a </text:span><text:span text:style-name="T5">is pushed, and therefore must be placed above </text:span><text:span text:style-name="T2">a </text:span><text:span text:style-name="T5">on the stack and be popped first. Therefore, (1) cannot occur.</text:span></text:p>
      <text:p text:style-name="Standard"><text:span text:style-name="T5"><text:tab/>In the case of (2), </text:span><text:span text:style-name="T2">b</text:span><text:span text:style-name="T5">'s right children (and therefore any of its ancestors) are only considered for placement on the stack after </text:span><text:span text:style-name="T2">b </text:span><text:span text:style-name="T5">has been popped. The node </text:span><text:span text:style-name="T2">b </text:span><text:span text:style-name="T5">is only popped when it occupies the top of the stack at the start of a </text:span><text:span text:style-name="T2">next </text:span><text:span text:style-name="T5">call, for which it will ultimately be returned. As such, its right ancestors only occupy the stack (and therefore, the top of the stack, from which they might be returned) at the start of </text:span><text:span text:style-name="T2">next </text:span><text:span text:style-name="T5">calls which occur subsequent to </text:span><text:span text:style-name="T2">b'</text:span><text:span text:style-name="T5">s</text:span><text:span text:style-name="T2"> </text:span><text:span text:style-name="T5">return. As such, no </text:span><text:span text:style-name="T2">a </text:span><text:span text:style-name="T5">may exist which satisfies (2) above.</text:span></text:p>
      <text:p text:style-name="Standard"><text:span text:style-name="T5"><text:tab/>This rules out </text:span><text:span text:style-name="T2">b &lt; a; </text:span><text:span text:style-name="T5">the case where </text:span><text:span text:style-name="T2">b = a </text:span><text:span text:style-name="T5">is also ruled out by the uniqueness demonstrated by the completeness property. As such, </text:span><text:span text:style-name="T2">a &lt; b </text:span><text:span text:style-name="T5">for any consecutive nodes </text:span><text:span text:style-name="T2">a </text:span><text:span text:style-name="T5">and </text:span><text:span text:style-name="T2">b </text:span><text:span text:style-name="T5">returned by next, which in turn implies that ordering is satisfied by the sequence of </text:span><text:span text:style-name="T2">next </text:span><text:span text:style-name="T5">calls.</text:span></text:p>
      <text:p text:style-name="P12"/>
      <text:p text:style-name="Standard"><text:span text:style-name="T5"><text:tab/>In summary, the return value of </text:span><text:span text:style-name="T2">first </text:span><text:span text:style-name="T5">is correctly ordered (no lesser node exists in the binary tree), and all </text:span><text:span text:style-name="T2">next </text:span><text:span text:style-name="T5">calls also exhibit correct ordering, meaning that all methods of the generator are ordered cor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6T17:46:33</meta:creation-date>
    <dc:date>2013-02-28T12:10:28</dc:date>
    <meta:editing-duration>P1DT3H24M9S</meta:editing-duration>
    <meta:editing-cycles>49</meta:editing-cycles>
    <meta:generator>LibreOffice/3.4$Linux LibreOffice_project/340m1$Build-402</meta:generator>
    <meta:document-statistic meta:table-count="1" meta:image-count="0" meta:object-count="1" meta:page-count="8" meta:paragraph-count="98" meta:word-count="2957" meta:character-count="16177" meta:non-whitespace-character-count="13225"/>
  </office:meta>
</office:document-meta>
</file>

<file path=Object 1/content.xml><?xml version="1.0" encoding="utf-8"?>
<math xmlns="http://www.w3.org/1998/Math/MathML">
  <semantics>
    <mtable>
      <mtr>
        <mtd>
          <mrow>
            <mrow>
              <mi>a</mi>
              <mo stretchy="false">=</mo>
              <msub>
                <mi>b</mi>
                <mi mathvariant="italic">leftKid</mi>
              </msub>
            </mrow>
            <mo stretchy="false">⇒</mo>
            <mrow>
              <mi>a</mi>
              <mo stretchy="false">&lt;</mo>
              <mi>b</mi>
            </mrow>
          </mrow>
        </mtd>
      </mtr>
      <mtr>
        <mtd>
          <mrow>
            <mrow>
              <mi>b</mi>
              <mo stretchy="false">=</mo>
              <msub>
                <mi>a</mi>
                <mi mathvariant="italic">rightKid</mi>
              </msub>
            </mrow>
            <mo stretchy="false">⇒</mo>
            <mrow>
              <mi>a</mi>
              <mo stretchy="false">&lt;</mo>
              <mi>b</mi>
            </mrow>
          </mrow>
        </mtd>
      </mtr>
      <mtr>
        <mtd>
          <mrow>
            <mrow>
              <msub>
                <mi>a</mi>
                <mi mathvariant="italic">parent</mi>
              </msub>
              <mo stretchy="false">&lt;</mo>
              <mi>b</mi>
            </mrow>
            <mo stretchy="false">⇒</mo>
            <mrow>
              <mi>a</mi>
              <mo stretchy="false">&lt;</mo>
              <mi>b</mi>
            </mrow>
          </mrow>
        </mtd>
      </mtr>
      <mtr>
        <mtd>
          <mrow>
            <mrow>
              <msub>
                <mi>b</mi>
                <mi mathvariant="italic">parent</mi>
              </msub>
              <mo stretchy="false">&gt;</mo>
              <mi>a</mi>
            </mrow>
            <mo stretchy="false">⇒</mo>
            <mrow>
              <mi>a</mi>
              <mo stretchy="false">&lt;</mo>
              <mi>b</mi>
            </mrow>
          </mrow>
        </mtd>
      </mtr>
    </mtable>
    <annotation encoding="StarMath 5.0">a = b_leftKid drarrow a &lt; b newline
b = a_rightKid drarrow a &lt; b newline
a_parent &lt; b drarrow a &lt; b newline
b_parent &gt; a drarrow a &lt; b
</annotation>
  </semantics>
</math>
</file>